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Whitney" fo:font-size="14pt" fo:letter-spacing="normal" fo:font-style="normal" fo:font-weight="normal" officeooo:paragraph-rsid="000753c9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justify-content: flex-end;</text:p>
      <text:p text:style-name="P1"/>
      <text:p text:style-name="P1">2. justify-content: center;</text:p>
      <text:p text:style-name="P1"/>
      <text:p text:style-name="P1">3. justify-content: space-around;</text:p>
      <text:p text:style-name="P1"/>
      <text:p text:style-name="P1">4. justify-content: space-between;</text:p>
      <text:p text:style-name="P1"/>
      <text:p text:style-name="P1">5. align-items: flex-end;</text:p>
      <text:p text:style-name="P1"/>
      <text:p text:style-name="P1">6. align-items: center;</text:p>
      <text:p text:style-name="P1"><text:tab/>justify-content: center;</text:p>
      <text:p text:style-name="P1"/>
      <text:p text:style-name="P1">7. justify-content: space-around;</text:p>
      <text:p text:style-name="P1"><text:tab/>align-items: flex-end;</text:p>
      <text:p text:style-name="P1"/>
      <text:p text:style-name="P1">8. flex-direction: row-reverse;</text:p>
      <text:p text:style-name="P1"/>
      <text:p text:style-name="P1">9. flex-direction: column;</text:p>
      <text:p text:style-name="P1"/>
      <text:p text:style-name="P1">10. flex-direction: row-reverse;</text:p>
      <text:p text:style-name="P1"><text:tab/>justify-content: flex-end;</text:p>
      <text:p text:style-name="P1"/>
      <text:p text:style-name="P1">11. flex-direction: column;</text:p>
      <text:p text:style-name="P1"><text:tab/>justify-content: flex-end;</text:p>
      <text:p text:style-name="P1"/>
      <text:p text:style-name="P1">12. flex-direction: column-reverse;</text:p>
      <text:p text:style-name="P1"><text:tab/>justify-content: space-between;</text:p>
      <text:p text:style-name="P1"/>
      <text:p text:style-name="P1">13. flex-direction: row-reverse;</text:p>
      <text:p text:style-name="P1"><text:tab/>justify-content: center; </text:p>
      <text:p text:style-name="P1"><text:tab/>align-items: flex-end;</text:p>
      <text:p text:style-name="P1"/>
      <text:p text:style-name="P1">14. order: 1;</text:p>
      <text:p text:style-name="P1"/>
      <text:p text:style-name="P1">15. order: -1;</text:p>
      <text:p text:style-name="P1"/>
      <text:p text:style-name="P1">16. align-self: flex-end;</text:p>
      <text:p text:style-name="P1"/>
      <text:p text:style-name="P1">17. align-self: flex-end;</text:p>
      <text:p text:style-name="P1"><text:tab/>order: 1;</text:p>
      <text:p text:style-name="P1"/>
      <text:p text:style-name="P1">18. flex-wrap: wrap;</text:p>
      <text:p text:style-name="P1"/>
      <text:p text:style-name="P1"><text:soft-page-break/>19. flex-direction: column;</text:p>
      <text:p text:style-name="P1"><text:tab/>flex-wrap: wrap;</text:p>
      <text:p text:style-name="P1"/>
      <text:p text:style-name="P1">20. flex-flow: column wrap;</text:p>
      <text:p text:style-name="P1"/>
      <text:p text:style-name="P1">21. align-content: flex-start;</text:p>
      <text:p text:style-name="P1"/>
      <text:p text:style-name="P1">22. align-content: flex-end;</text:p>
      <text:p text:style-name="P1"/>
      <text:p text:style-name="P1">23. flex-direction: column-reverse;</text:p>
      <text:p text:style-name="P1"><text:tab/>align-content: center;</text:p>
      <text:p text:style-name="P1"/>
      <text:p text:style-name="P1">24. flex-flow:column-reverse wrap-reverse;</text:p>
      <text:p text:style-name="P1"><text:tab/>justify-content:center; </text:p>
      <text:p text:style-name="P1"><text:tab/>align-content:space-betwee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8:02:09.793094418</meta:creation-date>
    <dc:date>2019-04-15T18:06:05.786314919</dc:date>
    <meta:editing-duration>PT3M56S</meta:editing-duration>
    <meta:editing-cycles>1</meta:editing-cycles>
    <meta:document-statistic meta:table-count="0" meta:image-count="0" meta:object-count="0" meta:page-count="2" meta:paragraph-count="36" meta:word-count="95" meta:character-count="960" meta:non-whitespace-character-count="887"/>
    <meta:generator>LibreOffice/6.0.7.3$Linux_X86_64 LibreOffice_project/00m0$Build-3</meta:generator>
  </office:meta>
</office:document-meta>
</file>